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56.67mm" style:rel-column-width="21845*"/>
    </style:style>
    <style:style style:name="Table1.A1" style:family="table-cell">
      <style:table-cell-properties fo:padding="0.97mm" fo:border-left="0.5pt solid #000000" fo:border-right="none" fo:border-top="0.5pt solid #000000" fo:border-bottom="0.5pt solid #000000"/>
    </style:style>
    <style:style style:name="Table1.C1" style:family="table-cell">
      <style:table-cell-properties fo:padding="0.97mm" fo:border="0.5pt solid #000000"/>
    </style:style>
    <style:style style:name="Table1.A2" style:family="table-cell">
      <style:table-cell-properties fo:padding="0.97mm" fo:border-left="0.5pt solid #000000" fo:border-right="none" fo:border-top="none" fo:border-bottom="0.5pt solid #000000"/>
    </style:style>
    <style:style style:name="Table1.C2" style:family="table-cell">
      <style:table-cell-properties fo:padding="0.97mm" fo:border-left="0.5pt solid #000000" fo:border-right="0.5pt solid #000000" fo:border-top="none" fo:border-bottom="0.5pt solid #000000"/>
    </style:style>
    <style:style style:name="P1" style:family="paragraph" style:parent-style-name="Heading_20_2">
      <style:text-properties officeooo:rsid="00079aa6" officeooo:paragraph-rsid="00079aa6"/>
    </style:style>
    <style:style style:name="P2" style:family="paragraph" style:parent-style-name="Heading_20_2">
      <style:text-properties officeooo:paragraph-rsid="0009b900"/>
    </style:style>
    <style:style style:name="P3" style:family="paragraph" style:parent-style-name="Heading_20_2">
      <style:text-properties officeooo:rsid="00090bdf" officeooo:paragraph-rsid="000b0a56"/>
    </style:style>
    <style:style style:name="P4" style:family="paragraph" style:parent-style-name="Heading_20_3">
      <style:text-properties officeooo:rsid="00090bdf" officeooo:paragraph-rsid="000b0a56"/>
    </style:style>
    <style:style style:name="P5" style:family="paragraph" style:parent-style-name="Standard">
      <style:text-properties officeooo:rsid="00079aa6" officeooo:paragraph-rsid="00079aa6"/>
    </style:style>
    <style:style style:name="P6" style:family="paragraph" style:parent-style-name="Standard">
      <style:text-properties style:font-name="Courier New" officeooo:rsid="00079aa6" officeooo:paragraph-rsid="00079aa6"/>
    </style:style>
    <style:style style:name="P7" style:family="paragraph" style:parent-style-name="Standard">
      <style:text-properties fo:color="#c9211e" loext:opacity="100%" style:font-name="Courier New" officeooo:rsid="00079aa6" officeooo:paragraph-rsid="00079aa6"/>
    </style:style>
    <style:style style:name="P8" style:family="paragraph" style:parent-style-name="Standard">
      <style:text-properties fo:color="#c9211e" loext:opacity="100%" officeooo:rsid="000ae46b" officeooo:paragraph-rsid="000ae46b"/>
    </style:style>
    <style:style style:name="P9" style:family="paragraph" style:parent-style-name="Standard">
      <style:text-properties fo:color="#c9211e" loext:opacity="100%" officeooo:rsid="000ae46b" officeooo:paragraph-rsid="000c2a9a"/>
    </style:style>
    <style:style style:name="P10" style:family="paragraph" style:parent-style-name="Standard">
      <style:text-properties officeooo:rsid="00090bdf" officeooo:paragraph-rsid="00090bdf"/>
    </style:style>
    <style:style style:name="P11" style:family="paragraph" style:parent-style-name="Standard">
      <style:text-properties officeooo:rsid="00090bdf" officeooo:paragraph-rsid="000b0a56"/>
    </style:style>
    <style:style style:name="P12" style:family="paragraph" style:parent-style-name="Standard">
      <style:text-properties officeooo:paragraph-rsid="0009b900"/>
    </style:style>
    <style:style style:name="P13" style:family="paragraph" style:parent-style-name="Standard">
      <style:paragraph-properties fo:margin-top="0mm" fo:margin-bottom="0mm" style:contextual-spacing="false" fo:line-height="100%"/>
      <style:text-properties officeooo:paragraph-rsid="0009b900"/>
    </style:style>
    <style:style style:name="P14" style:family="paragraph" style:parent-style-name="Standard">
      <style:paragraph-properties fo:margin-top="0mm" fo:margin-bottom="0mm" style:contextual-spacing="false" fo:line-height="100%"/>
      <style:text-properties officeooo:paragraph-rsid="000c2a9a"/>
    </style:style>
    <style:style style:name="P15" style:family="paragraph" style:parent-style-name="Standard">
      <style:text-properties officeooo:rsid="0009b900" officeooo:paragraph-rsid="0009b900"/>
    </style:style>
    <style:style style:name="P16" style:family="paragraph" style:parent-style-name="Standard">
      <style:text-properties officeooo:rsid="000ae46b" officeooo:paragraph-rsid="000ae46b"/>
    </style:style>
    <style:style style:name="P17" style:family="paragraph" style:parent-style-name="Standard">
      <style:text-properties officeooo:rsid="000ae46b" officeooo:paragraph-rsid="000c2a9a"/>
    </style:style>
    <style:style style:name="P18" style:family="paragraph" style:parent-style-name="Standard">
      <style:text-properties officeooo:paragraph-rsid="000ae46b"/>
    </style:style>
    <style:style style:name="P19" style:family="paragraph" style:parent-style-name="Standard">
      <style:text-properties fo:color="#0000ff" loext:opacity="100%" fo:font-style="italic" officeooo:rsid="000ae46b" officeooo:paragraph-rsid="000ae46b" style:font-style-asian="italic" style:font-style-complex="italic"/>
    </style:style>
    <style:style style:name="P20" style:family="paragraph" style:parent-style-name="Standard">
      <style:text-properties style:use-window-font-color="true" loext:opacity="0%" style:font-name="Courier New" officeooo:rsid="000ae46b" officeooo:paragraph-rsid="000ae46b"/>
    </style:style>
    <style:style style:name="P21" style:family="paragraph" style:parent-style-name="Standard">
      <style:text-properties style:use-window-font-color="true" loext:opacity="0%" officeooo:rsid="000ae46b" officeooo:paragraph-rsid="000ae46b"/>
    </style:style>
    <style:style style:name="P22" style:family="paragraph" style:parent-style-name="Standard">
      <style:text-properties style:use-window-font-color="true" loext:opacity="0%" officeooo:rsid="000ae46b" officeooo:paragraph-rsid="000c2a9a"/>
    </style:style>
    <style:style style:name="P23" style:family="paragraph" style:parent-style-name="Standard">
      <style:text-properties officeooo:paragraph-rsid="000b0a56"/>
    </style:style>
    <style:style style:name="P24" style:family="paragraph" style:parent-style-name="Standard">
      <style:text-properties officeooo:rsid="000c2a9a" officeooo:paragraph-rsid="000c2a9a"/>
    </style:style>
    <style:style style:name="P25" style:family="paragraph" style:parent-style-name="Standard">
      <style:paragraph-properties fo:margin-top="0mm" fo:margin-bottom="0mm" style:contextual-spacing="false" fo:line-height="100%"/>
      <style:text-properties officeooo:rsid="000c2a9a" officeooo:paragraph-rsid="000c2a9a"/>
    </style:style>
    <style:style style:name="P26" style:family="paragraph" style:parent-style-name="Standard">
      <style:text-properties fo:color="#c857c9" loext:opacity="100%" officeooo:rsid="000ae46b" officeooo:paragraph-rsid="000b0a56"/>
    </style:style>
    <style:style style:name="P27" style:family="paragraph" style:parent-style-name="Standard">
      <style:text-properties fo:color="#c857c9" loext:opacity="100%" officeooo:rsid="000ae46b" officeooo:paragraph-rsid="000ae46b"/>
    </style:style>
    <style:style style:name="P28" style:family="paragraph" style:parent-style-name="Table_20_Contents">
      <style:text-properties officeooo:rsid="00090bdf" officeooo:paragraph-rsid="00090bdf"/>
    </style:style>
    <style:style style:name="P29" style:family="paragraph" style:parent-style-name="Table_20_Contents">
      <style:text-properties officeooo:paragraph-rsid="00090bdf"/>
    </style:style>
    <style:style style:name="P30" style:family="paragraph" style:parent-style-name="Text_20_body">
      <style:text-properties officeooo:paragraph-rsid="0009b900"/>
    </style:style>
    <style:style style:name="P31" style:family="paragraph" style:parent-style-name="Text_20_body">
      <style:text-properties style:font-name="Courier New" fo:font-size="9pt" style:font-size-asian="9pt" style:font-size-complex="9pt"/>
    </style:style>
    <style:style style:name="P32" style:family="paragraph" style:parent-style-name="Text_20_body">
      <style:text-properties fo:color="#c9211e" loext:opacity="100%" style:font-name="Courier New" fo:font-size="9pt" style:font-size-asian="9pt" style:font-size-complex="9pt"/>
    </style:style>
    <style:style style:name="P33" style:family="paragraph" style:parent-style-name="Text_20_body">
      <style:text-properties fo:color="#70ad47" loext:opacity="100%" style:font-name="Courier New" fo:font-size="9pt" style:font-size-asian="9pt" style:font-size-complex="9pt"/>
    </style:style>
    <style:style style:name="P34" style:family="paragraph" style:parent-style-name="Text_20_body">
      <style:text-properties fo:color="#0000ff" loext:opacity="100%" style:font-name="Courier New" fo:font-size="9pt" style:font-size-asian="9pt" style:font-size-complex="9pt"/>
    </style:style>
    <style:style style:name="P35" style:family="paragraph" style:parent-style-name="Text_20_body">
      <style:text-properties fo:color="#c857c9" loext:opacity="100%" style:font-name="Courier New" fo:font-size="9pt" style:font-size-asian="9pt" style:font-size-complex="9pt"/>
    </style:style>
    <style:style style:name="P36" style:family="paragraph" style:parent-style-name="Text_20_body">
      <style:text-properties fo:color="#c857c9" loext:opacity="100%" style:font-name="Courier New" fo:font-size="9pt" officeooo:paragraph-rsid="000b0a56" style:font-size-asian="9pt" style:font-size-complex="9pt"/>
    </style:style>
    <style:style style:name="T1" style:family="text">
      <style:text-properties officeooo:rsid="00079aa6"/>
    </style:style>
    <style:style style:name="T2" style:family="text">
      <style:text-properties style:font-name="Calibri"/>
    </style:style>
    <style:style style:name="T3" style:family="text">
      <style:text-properties style:font-name="Calibri" officeooo:rsid="00090bdf"/>
    </style:style>
    <style:style style:name="T4" style:family="text">
      <style:text-properties style:font-name="Calibri" officeooo:rsid="000b0a56"/>
    </style:style>
    <style:style style:name="T5" style:family="text">
      <style:text-properties fo:color="#c9211e" loext:opacity="100%"/>
    </style:style>
    <style:style style:name="T6" style:family="text">
      <style:text-properties fo:color="#c9211e" loext:opacity="100%" officeooo:rsid="0009b900"/>
    </style:style>
    <style:style style:name="T7" style:family="text">
      <style:text-properties officeooo:rsid="00090bdf"/>
    </style:style>
    <style:style style:name="T8" style:family="text">
      <style:text-properties style:font-name="Courier New1" fo:font-size="10pt" fo:language="en" fo:country="US" style:font-name-asian="Times New Roman1" style:font-size-asian="10pt" style:language-asian="de" style:country-asian="DE" style:font-name-complex="Courier New2" style:font-size-complex="10pt"/>
    </style:style>
    <style:style style:name="T9" style:family="text">
      <style:text-properties style:font-name="Courier New1" fo:font-size="10pt" style:font-name-asian="Times New Roman1" style:font-size-asian="10pt" style:language-asian="de" style:country-asian="DE" style:font-name-complex="Courier New2" style:font-size-complex="10pt"/>
    </style:style>
    <style:style style:name="T10" style:family="text">
      <style:text-properties style:font-name="Courier New1" fo:font-size="10pt" style:font-name-asian="Times New Roman1" style:font-size-asian="10pt" style:language-asian="de" style:country-asian="DE" style:font-name-complex="Courier New2" style:font-size-complex="10pt"/>
    </style:style>
    <style:style style:name="T11" style:family="text">
      <style:text-properties fo:color="#ff0000" loext:opacity="100%" style:font-name="Courier New1" fo:font-size="10pt" fo:language="en" fo:country="US" style:font-name-asian="Times New Roman1" style:font-size-asian="10pt" style:language-asian="de" style:country-asian="DE" style:font-name-complex="Courier New2" style:font-size-complex="10pt"/>
    </style:style>
    <style:style style:name="T12" style:family="text">
      <style:text-properties fo:color="#ff0000" loext:opacity="100%" style:font-name="Courier New1" fo:font-size="10pt" style:font-name-asian="Times New Roman1" style:font-size-asian="10pt" style:language-asian="de" style:country-asian="DE" style:font-name-complex="Courier New2" style:font-size-complex="10pt"/>
    </style:style>
    <style:style style:name="T13" style:family="text">
      <style:text-properties officeooo:rsid="0009b900"/>
    </style:style>
    <style:style style:name="T14" style:family="text">
      <style:text-properties style:font-name="Courier New"/>
    </style:style>
    <style:style style:name="T15" style:family="text">
      <style:text-properties style:font-name="Courier New" officeooo:rsid="0009b900"/>
    </style:style>
    <style:style style:name="T16" style:family="text">
      <style:text-properties style:font-name="Courier New" fo:font-size="9pt" style:font-size-asian="9pt" style:font-size-complex="9pt"/>
    </style:style>
    <style:style style:name="T17" style:family="text">
      <style:text-properties fo:color="#70ad47" loext:opacity="100%"/>
    </style:style>
    <style:style style:name="T18" style:family="text">
      <style:text-properties style:font-name="Times New Roman" fo:font-size="12pt" fo:language="en" fo:country="US" style:font-name-asian="Times New Roman1" style:font-size-asian="12pt" style:language-asian="de" style:country-asian="DE" style:font-name-complex="Times New Roman1" style:font-size-complex="12pt"/>
    </style:style>
    <style:style style:name="T19" style:family="text">
      <style:text-properties fo:color="#0000ff" loext:opacity="100%"/>
    </style:style>
    <style:style style:name="T20" style:family="text">
      <style:text-properties fo:color="#0000ff" loext:opacity="100%" style:font-name="Courier New"/>
    </style:style>
    <style:style style:name="T21" style:family="text">
      <style:text-properties style:use-window-font-color="true" loext:opacity="0%" style:font-name="Courier New"/>
    </style:style>
    <style:style style:name="T22" style:family="text">
      <style:text-properties officeooo:rsid="000b0a56"/>
    </style:style>
    <style:style style:name="T23" style:family="text">
      <style:text-properties fo:font-weight="bold" style:font-weight-asian="bold" style:font-weight-complex="bold"/>
    </style:style>
    <style:style style:name="T24" style:family="text">
      <style:text-properties officeooo:rsid="000c2a9a"/>
    </style:style>
    <style:style style:name="T25" style:family="text">
      <style:text-properties fo:color="#538135" loext:opacity="100%" style:font-name="Courier New1" fo:font-size="10pt" fo:language="en" fo:country="US" style:font-name-asian="Times New Roman1" style:font-size-asian="10pt" style:language-asian="de" style:country-asian="DE" style:font-name-complex="Courier New2" style:font-size-complex="10pt"/>
    </style:style>
    <style:style style:name="T26" style:family="text">
      <style:text-properties fo:color="#538135" loext:opacity="100%" style:font-name="Courier New1" fo:font-size="10pt" style:font-name-asian="Times New Roman1" style:font-size-asian="10pt" style:language-asian="de" style:country-asian="DE" style:font-name-complex="Courier New2" style:font-size-complex="10pt"/>
    </style:style>
    <style:style style:name="T27" style:family="text">
      <style:text-properties fo:color="#c857c9"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Review </text:span>AW-SCIMv2-Extended – ENTWURF-v21-20241212_115951-2</text:h>
      <text:h text:style-name="Heading_20_2" text:outline-level="2">Abschnitt Einleitung</text:h>
      <text:p text:style-name="P5">Keine Findings</text:p>
      <text:h text:style-name="Heading_20_2" text:outline-level="2">Abschnitt Endpunkte</text:h>
      <text:h text:style-name="Heading_20_3" text:outline-level="3">Endpunkt Schemas</text:h>
      <text:p text:style-name="P10">Finding:</text:p>
      <text:p text:style-name="P5">Die Relevanz diese Endpunkt ergibt sich aus der Pr<text:span text:style-name="T2">üfung der Deklaration gegen die Implementierung, zumindest auf Basis eine Sichtkontrolle.</text:span></text:p>
      <text:p text:style-name="P5"><text:span text:style-name="T2">Der Verzicht auf die Bereitstellung diese Endpunkt führt zu erhöhten Aufwenden während der Implementierung.</text:span></text:p>
      <text:p text:style-name="P5"><text:span text:style-name="T2">Der Konnektor im IAM setzt die Existenz diese Endpunkt voraus.</text:span></text:p>
      <text:h text:style-name="P1" text:outline-level="2">Abschnitt Benutzerattribute</text:h>
      <text:p text:style-name="P5">JSON-Schema "urn:ietf:params:scim:schemas:extension:p20:2.0:User</text:p>
      <text:p text:style-name="P6">{</text:p>
      <text:p text:style-name="P6">  "id": "urn:ietf:params:scim:schemas:extension:p20:2.0:User",</text:p>
      <text:p text:style-name="P6">  "name": "P20User",</text:p>
      <text:p text:style-name="P6">  "description": "Schema for P20-specific user attributes.",</text:p>
      <text:p text:style-name="P6">  "attributes": [</text:p>
      <text:p text:style-name="P6">    {</text:p>
      <text:p text:style-name="P6">      "name": "idpUserName",</text:p>
      <text:p text:style-name="P6">      "type": "string",</text:p>
      <text:p text:style-name="P6">      "multiValued": false,</text:p>
      <text:p text:style-name="P6">      "description": "TN-interner Nutzername",</text:p>
      <text:p text:style-name="P6">      "required": true,</text:p>
      <text:p text:style-name="P6">      "mutability": "readWrite",</text:p>
      <text:p text:style-name="P6">      "returned": "default"</text:p>
      <text:p text:style-name="P6">    },</text:p>
      <text:p text:style-name="P6">    {</text:p>
      <text:p text:style-name="P6">      "name": "idpUserId",</text:p>
      <text:p text:style-name="P6">      "type": "string",</text:p>
      <text:p text:style-name="P6">      "multiValued": false,</text:p>
      <text:p text:style-name="P6">      "description": "TN-interne Nutzer-ID",</text:p>
      <text:p text:style-name="P6">      "required": false,</text:p>
      <text:p text:style-name="P6">      "mutability": "readWrite",</text:p>
      <text:p text:style-name="P6">      "returned": "default",</text:p>
      <text:p text:style-name="P6">      "uniqueness": "server"</text:p>
      <text:p text:style-name="P6">    },</text:p>
      <text:p text:style-name="P6">    {</text:p>
      <text:p text:style-name="P6">      "name": "p20Uid",</text:p>
      <text:p text:style-name="P6">      "type": "string",</text:p>
      <text:p text:style-name="P6">      "multiValued": false,</text:p>
      <text:p text:style-name="P6">      "description": "P20-UID",</text:p>
      <text:p text:style-name="P6">      "required": false,</text:p>
      <text:p text:style-name="P6"><text:soft-page-break/>      "mutability": "readWrite",</text:p>
      <text:p text:style-name="P6">      "returned": "default"</text:p>
      <text:p text:style-name="P6">    },</text:p>
      <text:p text:style-name="P7">    {</text:p>
      <text:p text:style-name="P7">      "name": "p20DepartmentNumber",</text:p>
      <text:p text:style-name="P7">      "type": "string",</text:p>
      <text:p text:style-name="P7">      "multiValued": false,</text:p>
      <text:p text:style-name="P7">      "description": "P20-Dienststellenschlüssel, referenziert den TN-übergreifenden Dienststellenkatalog",</text:p>
      <text:p text:style-name="P7">      "required": false,</text:p>
      <text:p text:style-name="P7">      "mutability": "readWrite",</text:p>
      <text:p text:style-name="P7">      "returned": "default"</text:p>
      <text:p text:style-name="P7">    },</text:p>
      <text:p text:style-name="P6">    {</text:p>
      <text:p text:style-name="P6">      "name": "nameSuffix",</text:p>
      <text:p text:style-name="P6">      "type": "string",</text:p>
      <text:p text:style-name="P6">      "multiValued": false,</text:p>
      <text:p text:style-name="P6">      "description": "P20-Namenszusatz, zur Unterscheidung von Benutzern desselben TN mit identischem Namen",</text:p>
      <text:p text:style-name="P6">      "required": false,</text:p>
      <text:p text:style-name="P6">      "mutability": "readWrite",</text:p>
      <text:p text:style-name="P6">      "returned": "default"</text:p>
      <text:p text:style-name="P6">    },</text:p>
      <text:p text:style-name="P7">    {</text:p>
      <text:p text:style-name="P7">      "name": "policeTitleKey",</text:p>
      <text:p text:style-name="P7">      "type": "string",</text:p>
      <text:p text:style-name="P7">      "multiValued": false,</text:p>
      <text:p text:style-name="P7">      "description": "Schlüssel für Amtsbezeichnung, referenziert den Katalog XXX",</text:p>
      <text:p text:style-name="P7">      "required": false,</text:p>
      <text:p text:style-name="P7">      "mutability": "readWrite",</text:p>
      <text:p text:style-name="P7">      "returned": "default"</text:p>
      <text:p text:style-name="P7">    },</text:p>
      <text:p text:style-name="P6">    {</text:p>
      <text:p text:style-name="P6">      "name": "idp",</text:p>
      <text:p text:style-name="P6">      "type": "string",</text:p>
      <text:p text:style-name="P6">      "multiValued": false,</text:p>
      <text:p text:style-name="P6">      "description": "TN-Kennung",</text:p>
      <text:p text:style-name="P6">      "required": true,</text:p>
      <text:p text:style-name="P6">      "mutability": "immutable",</text:p>
      <text:p text:style-name="P6">      "returned": "default"</text:p>
      <text:p text:style-name="P6">    }</text:p>
      <text:p text:style-name="P6">  ]</text:p>
      <text:p text:style-name="P6">}</text:p>
      <text:p text:style-name="P10">Finding:</text:p>
      <text:p text:style-name="P10">p20DepartmentNumber und policeTitleKey Ist das nicht das Gleiche?</text:p>
      <text:p text:style-name="P10">Ich habe die Bef<text:span text:style-name="T2">ürchtung, wir erfinden immer weiter Organisationselement.</text:span></text:p>
      <text:p text:style-name="P10"><text:span text:style-name="T2">Mittlerweile habe wir bereits 5:</text:span></text:p>
      <table:table table:name="Table1" table:style-name="Table1">
        <table:table-column table:style-name="Table1.A" table:number-columns-repeated="3"/>
        <table:table-row table:style-name="TableLine140391430804176">
          <table:table-cell table:style-name="Table1.A1" office:value-type="string">
            <text:p text:style-name="P28">Attribute</text:p>
          </table:table-cell>
          <table:table-cell table:style-name="Table1.A1" office:value-type="string">
            <text:p text:style-name="P28">SCIM Attribute </text:p>
          </table:table-cell>
          <table:table-cell table:style-name="Table1.C1" office:value-type="string">
            <text:p text:style-name="Table_20_Contents"/>
          </table:table-cell>
        </table:table-row>
        <table:table-row table:style-name="TableLine140391430804176">
          <table:table-cell table:style-name="Table1.A2" office:value-type="string">
            <text:p text:style-name="Table_20_Contents">organizationalUnit</text:p>
          </table:table-cell>
          <table:table-cell table:style-name="Table1.A2" office:value-type="string">
            <text:p text:style-name="Table_20_Contents">urn:ietf:params:scim:schemas:extension:oracle:2.0:OIG:User:organizationalUnit</text:p>
          </table:table-cell>
          <table:table-cell table:style-name="Table1.C2" office:value-type="string">
            <text:p text:style-name="Table_20_Contents">The organizational unit which the user belong to. This is for delegated-administration <text:soft-page-break/>purposes. Should be sourced from the participant source system. e.g. if ou=organizationName, value here is "organizationName"</text:p>
          </table:table-cell>
        </table:table-row>
        <table:table-row table:style-name="TableLine140391430804176">
          <table:table-cell table:style-name="Table1.A2" office:value-type="string">
            <text:p text:style-name="Table_20_Contents">division</text:p>
          </table:table-cell>
          <table:table-cell table:style-name="Table1.A2" office:value-type="string">
            <text:p text:style-name="Table_20_Contents">urn:ietf:params:scim:schemas:extension:oracle:2.0:OIG:User:division</text:p>
          </table:table-cell>
          <table:table-cell table:style-name="Table1.C2" office:value-type="string">
            <text:p text:style-name="P29">The organizational <text:span text:style-name="T7">divison</text:span> which the user belong to.</text:p>
          </table:table-cell>
        </table:table-row>
        <table:table-row table:style-name="TableLine140391430804176">
          <table:table-cell table:style-name="Table1.A2" office:value-type="string">
            <text:p text:style-name="Table_20_Contents">department</text:p>
          </table:table-cell>
          <table:table-cell table:style-name="Table1.A2" office:value-type="string">
            <text:p text:style-name="Table_20_Contents">urn:ietf:params:scim:schemas:extension:oracle:2.0:OIG:User:department</text:p>
          </table:table-cell>
          <table:table-cell table:style-name="Table1.C2" office:value-type="string">
            <text:p text:style-name="P29">The organizational <text:span text:style-name="T7">department</text:span> which the user belong to.</text:p>
          </table:table-cell>
        </table:table-row>
        <table:table-row table:style-name="TableLine140391430804176">
          <table:table-cell table:style-name="Table1.A2" office:value-type="string">
            <text:p text:style-name="Table_20_Contents">genericOU</text:p>
          </table:table-cell>
          <table:table-cell table:style-name="Table1.A2" office:value-type="string">
            <text:p text:style-name="Table_20_Contents">urn:ietf:params:scim:schemas:extension:oracle:2.0:OIG:User:genericOU&lt;/scimAttribute&gt;</text:p>
          </table:table-cell>
          <table:table-cell table:style-name="Table1.C2" office:value-type="string">
            <text:p text:style-name="Table_20_Contents">The generic organizational unit which the user belong to.</text:p>
            <text:p text:style-name="P28">Mainly used only within the PLX-LDAP scope.</text:p>
          </table:table-cell>
        </table:table-row>
        <table:table-row table:style-name="TableLine140391430804176">
          <table:table-cell table:style-name="Table1.A2" office:value-type="string">
            <text:p text:style-name="Table_20_Contents">xcatalogOU</text:p>
          </table:table-cell>
          <table:table-cell table:style-name="Table1.A2" office:value-type="string">
            <text:p text:style-name="Table_20_Contents">urn:ietf:params:scim:schemas:extension:oracle:2.0:OIG:User:xcatalogOU</text:p>
          </table:table-cell>
          <table:table-cell table:style-name="Table1.C2" office:value-type="string">
            <text:p text:style-name="Table_20_Contents">The <text:span text:style-name="T7">X-Polizei </text:span>catalog organizational unit which the user belong to.</text:p>
          </table:table-cell>
        </table:table-row>
      </table:table>
      <text:p text:style-name="P10"><text:span text:style-name="T2"/></text:p>
      <text:h text:style-name="P3" text:outline-level="2"><text:span text:style-name="T2">Berechtigungen</text:span></text:h>
      <text:h text:style-name="Heading_20_3" text:outline-level="3">Groups: Berechtigungen ohne Dienststellenbezug</text:h>
      <text:p text:style-name="P10"><text:span text:style-name="T2"/></text:p>
      <text:p text:style-name="P10"><text:span text:style-name="T2">Das Schema entspricht weitgehend dem </text:span><text:span text:style-name="T14">urn:ietf:params:scim:schemas:core:2.0:Group</text:span><text:span text:style-name="T2"> und wird um das Segment </text:span><text:span text:style-name="T14">details</text:span><text:span text:style-name="T2"> erweitert.</text:span></text:p>
      <text:p text:style-name="P10"><text:span text:style-name="T2">Das erfordert Anpassungen im F-IAM, da hier eine Persistierung zu implementieren ist, die für das F-IAM selbst keine Relevanz hat und nur für das Au</text:span><text:span text:style-name="T4">s</text:span><text:span text:style-name="T2">spielen dieser Daten gegenüber den Teilnehmern vorgenommen wird.</text:span></text:p>
      <text:p text:style-name="P11"><text:span text:style-name="T2">Das F-IAM wird das selbst in keiner Art und Weise verarbeiten.</text:span></text:p>
      <text:p text:style-name="P11"><text:span text:style-name="T2"/></text:p>
      <text:h text:style-name="Heading_20_3" text:outline-level="3">OU-Permissions: Berechtigungen mit Dienststellenbezug</text:h>
      <text:p text:style-name="P11"><text:span text:style-name="T2">Soweit Ok, bis auf das Segment </text:span><text:span text:style-name="T14">details</text:span><text:span text:style-name="T2">.</text:span></text:p>
      <text:p text:style-name="P11"><text:span text:style-name="T2">Das erfordert Anpassungen im F-IAM, da hier eine Persistierung zu implementieren ist, die für das F-IAM selbst keine Relevanz hat und nur für das Aus</text:span><text:span text:style-name="T4">s</text:span><text:span text:style-name="T2">peilen dieser Daten gegenüber den Teilnehmern vorgenommen wird.</text:span></text:p>
      <text:p text:style-name="P11"><text:span text:style-name="T2"/></text:p>
      <text:h text:style-name="P4" text:outline-level="3"><text:span text:style-name="T2">Details zu AW-Rechten</text:span></text:h>
      <text:p text:style-name="P23">Das Ziel ist verständlich, nur entsprechend der <text:span text:style-name="T22">beiden</text:span> obigen Punkte bedenklich.</text:p>
      <text:p text:style-name="P23"><text:span text:style-name="T3">Eine Teilnehmer hat keine Kenntnis darüber auf welche Art und Weise eine Anwendung/Dienst angebunden ist. Weiterhin sind die angebunden System in ihrer Ausprägung sehr heterogen. Mit diesem Ansatz wird nun verfolgt mehr Informationen über exakt einen Typ vom System bereitzustellen, den andere Typen nicht in der Lage sein werden zu leisten.</text:span></text:p>
      <text:h text:style-name="P2" text:outline-level="2"><text:soft-page-break/><text:span text:style-name="T1">Abschnitt </text:span>Fehlermeldungen</text:h>
      <text:p text:style-name="P13"><text:span text:style-name="T8">{</text:span></text:p>
      <text:p text:style-name="P13"><text:span text:style-name="T8">  "schemas": ["urn:ietf:params:scim:api:messages:2.0:Error"],</text:span></text:p>
      <text:p text:style-name="P13"><text:span text:style-name="T8">  "detail": "The request failed due to invalid syntax.",</text:span></text:p>
      <text:p text:style-name="P13"><text:span text:style-name="T8">  "status": "400",</text:span></text:p>
      <text:p text:style-name="P13"><text:span text:style-name="T8">  "scimType": "invalidValue",</text:span></text:p>
      <text:p text:style-name="P13"><text:span text:style-name="T8">  "resourceType": "User",</text:span></text:p>
      <text:p text:style-name="P13"><text:span text:style-name="T11">  "errors": [</text:span></text:p>
      <text:p text:style-name="P13"><text:span text:style-name="T11">    {</text:span></text:p>
      <text:p text:style-name="P13"><text:span text:style-name="T11">      "status": "400",</text:span></text:p>
      <text:p text:style-name="P13"><text:span text:style-name="T11">      "detail": "The required attribute 'givenName' is missing.",</text:span></text:p>
      <text:p text:style-name="P13"><text:span text:style-name="T11">      "schema": "urn:ietf:params:scim:schemas:core:2.0:User",</text:span></text:p>
      <text:p text:style-name="P13"><text:span text:style-name="T11">      "value": null</text:span></text:p>
      <text:p text:style-name="P13"><text:span text:style-name="T11">    },</text:span></text:p>
      <text:p text:style-name="P13"><text:span text:style-name="T11">    {</text:span></text:p>
      <text:p text:style-name="P13"><text:span text:style-name="T11">      "status": "400",</text:span></text:p>
      <text:p text:style-name="P13"><text:span text:style-name="T11">      "detail": "The required attribute 'familyName' is missing.",</text:span></text:p>
      <text:p text:style-name="P13"><text:span text:style-name="T11">      "schema": "urn:ietf:params:scim:schemas:core:2.0:User",</text:span></text:p>
      <text:p text:style-name="P13"><text:span text:style-name="T11">      "value": null</text:span></text:p>
      <text:p text:style-name="P13"><text:span text:style-name="T11">    },</text:span></text:p>
      <text:p text:style-name="P13"><text:span text:style-name="T11">    {</text:span></text:p>
      <text:p text:style-name="P13"><text:span text:style-name="T11">      "status": "400",</text:span></text:p>
      <text:p text:style-name="P13"><text:span text:style-name="T11">      "detail": "The required attribute 'idpUserId' is missing.",</text:span></text:p>
      <text:p text:style-name="P13"><text:span text:style-name="T11">      "schema": "urn:ietf:params:scim:schemas:extension:p20:2.0:User",</text:span></text:p>
      <text:p text:style-name="P13"><text:span text:style-name="T11">      "value": null</text:span></text:p>
      <text:p text:style-name="P13"><text:span text:style-name="T11">    },</text:span></text:p>
      <text:p text:style-name="P13"><text:span text:style-name="T11">    {</text:span></text:p>
      <text:p text:style-name="P13"><text:span text:style-name="T11">      "status": "400",</text:span></text:p>
      <text:p text:style-name="P13"><text:span text:style-name="T11">      "detail": "The required attribute 'p20DepartmentNumber' is missing.",</text:span></text:p>
      <text:p text:style-name="P13"><text:span text:style-name="T11">      </text:span><text:span text:style-name="T12">"schema": "urn:ietf:params:scim:schemas:extension:p20:2.0:User",</text:span></text:p>
      <text:p text:style-name="P13"><text:span text:style-name="T12">      "value": null</text:span></text:p>
      <text:p text:style-name="P13"><text:span text:style-name="T12">    }</text:span></text:p>
      <text:p text:style-name="P13"><text:span text:style-name="T12">  ]</text:span></text:p>
      <text:p text:style-name="P13"><text:span text:style-name="T12">}</text:span></text:p>
      <text:p text:style-name="P15">Finding:</text:p>
      <text:p text:style-name="P12">Das gibt der RFC Standard so nicht her, <text:span text:style-name="T13">zumindest nicht mit der Schema-Definition </text:span><text:span text:style-name="T15">urn:ietf:params:scim:api:messages:2.0:Error</text:span><text:span text:style-name="T13">.</text:span></text:p>
      <text:p text:style-name="P12">Ob diese Fehler so eintreten ist zu prüfen. Bisher gehen wir nicht davon aus, das Bulk-Operationen zum Einsatz kommen. Innerhalb von PATCH wird versucht, dass singular zu halten.</text:p>
      <text:p text:style-name="P12"/>
      <text:p text:style-name="P24">Abschnitt Anlegen eines Benutzers</text:p>
      <text:p text:style-name="P14"><text:span text:style-name="T9">POST: https://.../aw/scim/Users</text:span></text:p>
      <text:p text:style-name="P14"><text:span text:style-name="T8">Accept: application/scim+json</text:span></text:p>
      <text:p text:style-name="P14"><text:span text:style-name="T8">Content-Type: application/scim+json Authorization: Bearer h480djs93hd8......</text:span></text:p>
      <text:p text:style-name="P14"><text:span text:style-name="T8">Content-Length: ...</text:span></text:p>
      <text:p text:style-name="P14"><text:span text:style-name="T8">{</text:span></text:p>
      <text:p text:style-name="P14"><text:span text:style-name="T8">  "schemas": [</text:span></text:p>
      <text:p text:style-name="P14"><text:span text:style-name="T8">    "urn:ietf:params:scim:schemas:core:2.0:User",</text:span></text:p>
      <text:p text:style-name="P14"><text:span text:style-name="T8">    "urn:ietf:params:scim:schemas:extension:enterprise:2.0:User", </text:span></text:p>
      <text:p text:style-name="P14"><text:span text:style-name="T8">    "urn:ietf:params:scim:schemas:extension:p20:2.0:User"</text:span><text:span text:style-name="T18"> </text:span></text:p>
      <text:p text:style-name="P14"><text:span text:style-name="T8">  ],</text:span></text:p>
      <text:p text:style-name="P14"><text:span text:style-name="T8">  "userName": "by04765432",</text:span></text:p>
      <text:p text:style-name="P14"><text:span text:style-name="T8">  "name": {</text:span></text:p>
      <text:p text:style-name="P14"><text:span text:style-name="T8">    "familyName": "Dampf",</text:span></text:p>
      <text:p text:style-name="P14"><text:span text:style-name="T8">    "givenName": "Hans"</text:span></text:p>
      <text:p text:style-name="P14"><text:span text:style-name="T8">  },</text:span></text:p>
      <text:p text:style-name="P14"><text:span text:style-name="T8">  "title": "Dr.",</text:span></text:p>
      <text:p text:style-name="P14"><text:span text:style-name="T8">  "emails": [</text:span></text:p>
      <text:p text:style-name="P14"><text:span text:style-name="T8">    {</text:span></text:p>
      <text:p text:style-name="P14"><text:span text:style-name="T8">      "primary": true,</text:span></text:p>
      <text:p text:style-name="P14"><text:soft-page-break/><text:span text:style-name="T8">      "type": "work",</text:span></text:p>
      <text:p text:style-name="P14"><text:span text:style-name="T8">      "value": "hans.dampf@polizei.bayern.de"</text:span></text:p>
      <text:p text:style-name="P14"><text:span text:style-name="T8">    }</text:span></text:p>
      <text:p text:style-name="P14"><text:span text:style-name="T8">  ],</text:span></text:p>
      <text:p text:style-name="P14"><text:span text:style-name="T8">  "phoneNumbers": [</text:span></text:p>
      <text:p text:style-name="P14"><text:span text:style-name="T8">    {</text:span></text:p>
      <text:p text:style-name="P14"><text:span text:style-name="T8">      "primary": true,</text:span></text:p>
      <text:p text:style-name="P14"><text:span text:style-name="T8">      "type": "work",</text:span></text:p>
      <text:p text:style-name="P14"><text:span text:style-name="T8">      "value": "+49 123 456789"</text:span></text:p>
      <text:p text:style-name="P14"><text:span text:style-name="T8">    },</text:span></text:p>
      <text:p text:style-name="P14"><text:span text:style-name="T8">    {</text:span></text:p>
      <text:p text:style-name="P14"><text:span text:style-name="T8">      "type": "fax",</text:span></text:p>
      <text:p text:style-name="P14"><text:span text:style-name="T8">      "value": "+49 987 654321"</text:span></text:p>
      <text:p text:style-name="P14"><text:span text:style-name="T8">    },</text:span></text:p>
      <text:p text:style-name="P14"><text:span text:style-name="T8">    {</text:span></text:p>
      <text:p text:style-name="P14"><text:span text:style-name="T8">      "type": "cnp",</text:span></text:p>
      <text:p text:style-name="P14"><text:span text:style-name="T8">      "value": "7-123-4567"</text:span></text:p>
      <text:p text:style-name="P14"><text:span text:style-name="T8">    }</text:span></text:p>
      <text:p text:style-name="P14"><text:span text:style-name="T8">  ],</text:span></text:p>
      <text:p text:style-name="P14"><text:span text:style-name="T8">  "urn:ietf:params:scim:schemas:extension:enterprise:2.0:User":</text:span></text:p>
      <text:p text:style-name="P14"><text:span text:style-name="T8">  {</text:span></text:p>
      <text:p text:style-name="P14"><text:span text:style-name="T11">    "organizational": "123",</text:span></text:p>
      <text:p text:style-name="P14"><text:span text:style-name="T8">    </text:span><text:span text:style-name="T25">"division": "456"</text:span><text:span text:style-name="T8">,</text:span></text:p>
      <text:p text:style-name="P14"><text:span text:style-name="T8">    </text:span><text:span text:style-name="T25">"department": "789"</text:span></text:p>
      <text:p text:style-name="P14"><text:span text:style-name="T8">  }, </text:span></text:p>
      <text:p text:style-name="P14"><text:span text:style-name="T8">  "urn:ietf:params:scim:schemas:extension:p20:2.0:User": {</text:span></text:p>
      <text:p text:style-name="P14"><text:span text:style-name="T8">    </text:span><text:span text:style-name="T9">"idpUserName": "hans.dampf@polizei.bayern.de",</text:span></text:p>
      <text:p text:style-name="P14"><text:span text:style-name="T9">    </text:span><text:span text:style-name="T8">"idpUserId": "04765432", </text:span></text:p>
      <text:p text:style-name="P14"><text:span text:style-name="T8">    "p20Uid": "T-36-9-09-9876543",</text:span></text:p>
      <text:p text:style-name="P14"><text:span text:style-name="T8">    "</text:span><text:span text:style-name="T25">p20DepartmentNumber": "BY-123</text:span><text:span text:style-name="T8">",</text:span></text:p>
      <text:p text:style-name="P14"><text:span text:style-name="T8">    </text:span><text:span text:style-name="T9">"nameSuffix": "2",</text:span></text:p>
      <text:p text:style-name="P14"><text:span text:style-name="T9">    "</text:span><text:span text:style-name="T26">policeTitleKey": "123"</text:span><text:span text:style-name="T9">,</text:span></text:p>
      <text:p text:style-name="P14"><text:span text:style-name="T9">    "idp": "BY"</text:span></text:p>
      <text:p text:style-name="P14"><text:span text:style-name="T9">  } </text:span></text:p>
      <text:p text:style-name="P25"><text:span text:style-name="T9">}</text:span></text:p>
      <text:p text:style-name="P17">Finding:</text:p>
      <text:p text:style-name="P9">urn:ietf:params:scim:schemas:extension:enterprise:2.0:User</text:p>
      <text:p text:style-name="P22">Das müsste eigentlich <text:span text:style-name="T9">organization </text:span>heißen.</text:p>
      <text:h text:style-name="Heading_20_2" text:outline-level="2"><text:span text:style-name="T1">Abschnitt </text:span>Benutzerabfragen für Abgleich</text:h>
      <text:p text:style-name="Text_20_body">Antwort (Response Metadaten)</text:p>
      <text:p text:style-name="P31">{</text:p>
      <text:p text:style-name="P31">  "schemas": [</text:p>
      <text:p text:style-name="P31">    "urn:ietf:params:scim:api:messages:2.0:ListResponse"</text:p>
      <text:p text:style-name="P31">  ],</text:p>
      <text:p text:style-name="P34">  "totalResults": 3,</text:p>
      <text:p text:style-name="P34">  "itemsPerPage": 0,</text:p>
      <text:p text:style-name="P34">  "startIndex": 0,</text:p>
      <text:p text:style-name="P31">  "Resources": [</text:p>
      <text:p text:style-name="P31">    {</text:p>
      <text:p text:style-name="P31">      "id": "1001",</text:p>
      <text:p text:style-name="P31">      "schemas": [</text:p>
      <text:p text:style-name="P31">        "urn:ietf:params:scim:schemas:core:2.0:User",</text:p>
      <text:p text:style-name="P31"><text:soft-page-break/>        "urn:ietf:params:scim:schemas:extension:enterprise:2.0:User", </text:p>
      <text:p text:style-name="P31">        "urn:ietf:params:scim:schemas:extension:p20:2.0:User"  </text:p>
      <text:p text:style-name="P31">      ],</text:p>
      <text:p text:style-name="P31">      "meta": {</text:p>
      <text:p text:style-name="P31">        "resourceType": "User",</text:p>
      <text:p text:style-name="P31">        "created": "2011-08-01T21:32:44.882Z",</text:p>
      <text:p text:style-name="P31">        "lastModified": "2011-08-01T21:32:44.882Z",</text:p>
      <text:p text:style-name="P31">        "location": "https://.../aw/scim/Users/1001"</text:p>
      <text:p text:style-name="P31">      },</text:p>
      <text:p text:style-name="P31">      "userName": "by04765432",</text:p>
      <text:p text:style-name="P31">      "name": {</text:p>
      <text:p text:style-name="P31">        "familyName": "Dampf",</text:p>
      <text:p text:style-name="P31">        "givenName": "Hans"</text:p>
      <text:p text:style-name="P31">      },</text:p>
      <text:p text:style-name="P31">      "title": "Dr.",</text:p>
      <text:p text:style-name="P31">      "emails": [</text:p>
      <text:p text:style-name="P31">        {</text:p>
      <text:p text:style-name="P31">          "primary": true,</text:p>
      <text:p text:style-name="P31">          "type": "work",</text:p>
      <text:p text:style-name="P31">          "value": "hans.dampf@polizei.bayern.de"</text:p>
      <text:p text:style-name="P31">        }</text:p>
      <text:p text:style-name="P31">      ],</text:p>
      <text:p text:style-name="P31">      "phoneNumbers": [</text:p>
      <text:p text:style-name="P31">        {</text:p>
      <text:p text:style-name="P31">          "primary": true,</text:p>
      <text:p text:style-name="P31">          "type": "work",</text:p>
      <text:p text:style-name="P31">          "value": "+49 123 456789"</text:p>
      <text:p text:style-name="P31">        },</text:p>
      <text:p text:style-name="P31">        {</text:p>
      <text:p text:style-name="P31">          "type": "fax",</text:p>
      <text:p text:style-name="P31">          "value": "+49 987 654321"</text:p>
      <text:p text:style-name="P31">        },</text:p>
      <text:p text:style-name="P35">        {</text:p>
      <text:p text:style-name="P35">          "type": "cnp",</text:p>
      <text:p text:style-name="P35">          "value": "7-123-4567"</text:p>
      <text:p text:style-name="P31">        }</text:p>
      <text:p text:style-name="P31">      ],</text:p>
      <text:p text:style-name="P31">      "urn:ietf:params:scim:schemas:extension:enterprise:2.0:User":</text:p>
      <text:p text:style-name="P31">      {</text:p>
      <text:p text:style-name="P32"><text:soft-page-break/>        "organizational": "123",</text:p>
      <text:p text:style-name="P31"><text:span text:style-name="T5"> </text:span><text:span text:style-name="T17">       "division": "456",</text:span></text:p>
      <text:p text:style-name="P33">        "department": "789"</text:p>
      <text:p text:style-name="P31">      }, </text:p>
      <text:p text:style-name="P31">      "urn:ietf:params:scim:schemas:extension:p20:2.0:User": {</text:p>
      <text:p text:style-name="P31">        "idpUserName": "hans.dampf@polizei.bayern.de",</text:p>
      <text:p text:style-name="P31">        "idpUserId": "04765432", </text:p>
      <text:p text:style-name="P31">        "p20Uid": "T-36-9-09-9876543",</text:p>
      <text:p text:style-name="P33">        "p20DepartmentNumber": "BY-123",</text:p>
      <text:p text:style-name="P31">        "nameSuffix": "2",</text:p>
      <text:p text:style-name="P33">        "policeTitleKey": "123",</text:p>
      <text:p text:style-name="P31">        "idp": "BY"</text:p>
      <text:p text:style-name="P31">      },</text:p>
      <text:p text:style-name="P31">      "groups": [</text:p>
      <text:p text:style-name="P31">        {</text:p>
      <text:p text:style-name="P31">          "value": "RECHT_1",</text:p>
      <text:p text:style-name="P31">          "display": "Recht eins",</text:p>
      <text:p text:style-name="P31">          "$ref": "https://.../aw/scim/Groups/RECHT_1",</text:p>
      <text:p text:style-name="P31">        }</text:p>
      <text:p text:style-name="P31">      ],</text:p>
      <text:p text:style-name="P31">      "OuPermissions": [</text:p>
      <text:p text:style-name="P31">        {</text:p>
      <text:p text:style-name="P31">          "value": "DST_RECHT_1",</text:p>
      <text:p text:style-name="P31">          "display": "Recht mit Dst-Bezug eins",</text:p>
      <text:p text:style-name="P31">          "$ref": "https://.../aw/scim/OuPermissions/DST_RECHT_1",</text:p>
      <text:p text:style-name="P31">          "scope": "09_10_0900313400000_001",</text:p>
      <text:p text:style-name="P31">          "inherit": false</text:p>
      <text:p text:style-name="P31">        },</text:p>
      <text:p text:style-name="P31">        {</text:p>
      <text:p text:style-name="P31">          "value": "DST_RECHT_1",</text:p>
      <text:p text:style-name="P31">          "display": "Recht mit Dst-Bezug eins",</text:p>
      <text:p text:style-name="P31">          "$ref": "https://.../aw/scim/OuPermissions/DST_RECHT_1",</text:p>
      <text:p text:style-name="P31">          "scope": "09_10_0900987600000",</text:p>
      <text:p text:style-name="P31">          "inherit": true</text:p>
      <text:p text:style-name="P31">        }</text:p>
      <text:p text:style-name="P31">      ]</text:p>
      <text:p text:style-name="P31">    },</text:p>
      <text:p text:style-name="P31">    ...</text:p>
      <text:p text:style-name="P31">  ]</text:p>
      <text:p text:style-name="P31"><text:soft-page-break/>}</text:p>
      <text:p text:style-name="P16">Finding:</text:p>
      <text:p text:style-name="P19">Response Metadaten</text:p>
      <text:p text:style-name="P16"> <text:span text:style-name="T21"> "totalResults": 3,</text:span></text:p>
      <text:p text:style-name="P20">  "itemsPerPage": 3,</text:p>
      <text:p text:style-name="P20">  "startIndex": 1,</text:p>
      <text:p text:style-name="P18">ItemsPerPage ist nur dann 0 wenn außerhalb des Result Sets navigiert wurde</text:p>
      <text:p text:style-name="P16">Startindex kann niemals kleiner 1 sein.</text:p>
      <text:p text:style-name="P16"/>
      <text:p text:style-name="P8">urn:ietf:params:scim:schemas:extension:enterprise:2.0:User</text:p>
      <text:p text:style-name="P21">Das müsste eigentlich <text:span text:style-name="T9">organization </text:span>heißen.</text:p>
      <text:p text:style-name="P21"/>
      <text:p text:style-name="P16">Bezüglich der Daten zu Organisationen <text:span text:style-name="T24">allgemein</text:span>, wir explodieren mittlerweile in Organisation-Keys (siehe grüne Marker). Eine Konsoldierung scheint hier angebracht, auch unter der Berücksichtigung, das über alle Teilnehmer hinweg betrachtet, die Minorität einen diesbezüglichen Bedarf zu haben scheint.</text:p>
      <text:p text:style-name="P16"/>
      <text:p text:style-name="P26"> <text:span text:style-name="T16">        {</text:span></text:p>
      <text:p text:style-name="P36">          "type": "cnp",</text:p>
      <text:p text:style-name="P36">          "value": "7-123-4567"</text:p>
      <text:p text:style-name="P36">        }</text:p>
      <text:p text:style-name="P26"><text:span text:style-name="T22">RFC:</text:span></text:p>
      <text:p text:style-name="P26">The sub-attribute "type" often has typical values of "work", "home", "mobile", "fax", "pager", and "other" <text:span text:style-name="T23">and MAY allow more types</text:span> to be defined by the SCIM clients.</text:p>
      <text:p text:style-name="P27">Sollte also statthaft sein</text:p>
      <text:h text:style-name="Heading_20_2" text:outline-level="2"><text:span text:style-name="T1">Abschnitt </text:span>Authentifizierung</text:h>
      <text:p text:style-name="P30">Zur Authentifizierung wird das F-IAM ein selbst ausgestelltes JWT als Bearer-Token übergeben. Die Signatur ist also gegen das <text:span text:style-name="T5">OIDC-Zertifikat</text:span> des F-IAM zu prüfen (siehe Access Manager Zugangsdaten).</text:p>
      <text:p text:style-name="P30"/>
      <text:p text:style-name="P30">Zur Authentifizierung wird das F-IAM ein selbst ausgestelltes JWT als Bearer-Token übergeben. Die Signatur ist also gegen d<text:span text:style-name="T13">en </text:span><text:span text:style-name="T6">JSON-WebKey (JWK)</text:span> des F-IAM zu prüfen (siehe Access Manager Zugangsda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Calibri" fo:font-family="Calibri" style:font-style-name="Regular"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ieter Steding</meta:initial-creator>
    <meta:creation-date>2024-12-13T08:57:49.803994115</meta:creation-date>
    <dc:date>2024-12-13T09:55:59.923916826</dc:date>
    <dc:creator>Dieter Steding</dc:creator>
    <meta:editing-duration>PT6M6S</meta:editing-duration>
    <meta:editing-cycles>1</meta:editing-cycles>
    <meta:document-statistic meta:table-count="1" meta:image-count="0" meta:object-count="0" meta:page-count="8" meta:paragraph-count="323" meta:word-count="1044" meta:character-count="11001" meta:non-whitespace-character-count="8879"/>
    <meta:generator>LibreOffice/7.3.2.2$MacOSX_X86_64 LibreOffice_project/49f2b1bff42cfccbd8f788c8dc32c1c309559be0</meta:generator>
  </office:meta>
</office:document-meta>
</file>